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01.94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97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zzle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https://www.reichelt.de/arm-cortex-m3-mikrocontroller-32-bit-2v-16-kb-lqfp-48-stm32f103c4t6a-p263735.htm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https://www.reichelt.de/battery-management-ic-li-ion-sot-23-5-mcp-73831t-2aci-p217314.html?&amp;trstct=pos_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Bosch_LGA-8_2.5x2.5mm_P0.65mm_ClockwisePinNumb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https://www.reichelt.de/kombo-sensor-luftdruck-luftfeuchtigkeit-temp-bme-280-p159825.html?&amp;trstct=pos_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GA-12_2x2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303C</text:p>
          </table:table-cell>
          <table:table-cell office:value-type="string" calcext:value-type="string">
            <text:p>https://de.aliexpress.com/item/32954201739.html?spm=a2g0o.productlist.0.0.4e4f2e30PGWZ5u&amp;algo_pvid=b2634c55-ac3d-49e2-9cc8-cc75cecc5766&amp;algo_expid=b2634c55-ac3d-49e2-9cc8-cc75cecc5766-21&amp;btsid=8aec4c27-bb5a-48c1-b939-286891929c1d&amp;ws_ab_test=searchweb0_0,searchweb201602_9,searchweb201603_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2,Q3,Q4</text:p>
          </table:table-cell>
          <table:table-cell office:value-type="string" calcext:value-type="string">
            <text:p>BSS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https://www.reichelt.de/mosfet-p-ch-60v-0-33a-0-36w-sot-23-bss-83p-smd-p41442.html?&amp;trstct=pos_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2T22:54:34.444933819</dc:date>
    <meta:editing-duration>PT17M37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